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OfficinaSerif-Bold" svg:font-family="OfficinaSerif-Bold" style:font-family-generic="roma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fo:font-weight="bold" style:font-size-asian="14pt" style:font-weight-asian="bold" style:font-size-complex="14pt"/>
    </style:style>
    <style:style style:name="P3" style:family="paragraph" style:parent-style-name="Standard">
      <style:text-properties style:font-name="Courier New" style:font-name-complex="Courier New" style:font-weight-complex="bold"/>
    </style:style>
    <style:style style:name="P4" style:family="paragraph" style:parent-style-name="Standard">
      <style:paragraph-properties style:text-autospace="none"/>
    </style:style>
    <style:style style:name="P5" style:family="paragraph" style:parent-style-name="Standard">
      <style:paragraph-properties style:text-autospace="none"/>
      <style:text-properties style:font-name="OfficinaSerif-Bold" fo:font-weight="bold" style:font-weight-asian="bold" style:font-name-complex="OfficinaSerif-Bold" style:font-weight-complex="bold"/>
    </style:style>
    <style:style style:name="P6" style:family="paragraph" style:parent-style-name="Standard">
      <style:paragraph-properties style:text-autospace="none"/>
      <style:text-properties style:font-name="OfficinaSerif-Bold" style:font-name-complex="OfficinaSerif-Bold" style:font-weight-complex="bold"/>
    </style:style>
    <style:style style:name="P7" style:family="paragraph" style:parent-style-name="Standard" style:list-style-name="WW8Num1"/>
    <style:style style:name="P8" style:family="paragraph" style:parent-style-name="Standard">
      <style:text-properties style:font-weight-complex="bold"/>
    </style:style>
    <style:style style:name="P9" style:family="paragraph" style:parent-style-name="Standard">
      <style:paragraph-properties style:text-autospace="none"/>
      <style:text-properties style:font-weight-complex="bold"/>
    </style:style>
    <style:style style:name="P10" style:family="paragraph" style:parent-style-name="Standard">
      <style:text-properties fo:language="pt" fo:country="BR" style:font-weight-complex="bold"/>
    </style:style>
    <style:style style:name="P11" style:family="paragraph" style:parent-style-name="Standard">
      <style:paragraph-properties fo:margin-left="0.5in" fo:margin-right="0in" fo:text-indent="0in" style:auto-text-indent="false"/>
      <style:text-properties style:font-name="Courier New" style:font-name-complex="Courier New"/>
    </style:style>
    <style:style style:name="P12" style:family="paragraph" style:parent-style-name="Standard">
      <style:paragraph-properties fo:margin-left="0.5in" fo:margin-right="0in" fo:text-indent="0in" style:auto-text-indent="false"/>
      <style:text-properties style:font-name="Courier New" fo:font-size="10pt" style:font-size-asian="10pt" style:font-name-complex="Courier New" style:font-size-complex="10pt" style:font-weight-complex="bold"/>
    </style:style>
    <style:style style:name="P13" style:family="paragraph" style:parent-style-name="Standard">
      <style:paragraph-properties fo:margin-left="0in" fo:margin-right="0in" fo:text-indent="0.5in" style:auto-text-indent="false"/>
    </style:style>
    <style:style style:name="P14" style:family="paragraph" style:parent-style-name="Standard">
      <style:paragraph-properties fo:margin-left="0in" fo:margin-right="0in" fo:text-indent="0.5in" style:auto-text-indent="false"/>
      <style:text-properties style:font-name="Courier New" style:font-name-complex="Courier New"/>
    </style:style>
    <style:style style:name="P15" style:family="paragraph" style:parent-style-name="Standard">
      <style:paragraph-properties fo:margin-left="0in" fo:margin-right="0in" fo:text-indent="0.5in" style:auto-text-indent="false"/>
      <style:text-properties fo:color="#000000" style:font-name="Courier New" style:font-name-complex="Courier New"/>
    </style:style>
    <style:style style:name="P16" style:family="paragraph" style:parent-style-name="Standard">
      <style:paragraph-properties fo:margin-left="0.5in" fo:margin-right="0in" fo:text-indent="-0.5in" style:auto-text-indent="false"/>
    </style:style>
    <style:style style:name="P17" style:family="paragraph" style:parent-style-name="Standard">
      <style:paragraph-properties fo:margin-left="0.5in" fo:margin-right="0in" fo:text-indent="-0.5in" style:auto-text-indent="false" style:text-autospace="none"/>
    </style:style>
    <style:style style:name="P18" style:family="paragraph" style:parent-style-name="Standard">
      <style:paragraph-properties fo:margin-left="0.5in" fo:margin-right="0in" fo:text-indent="-0.5in" style:auto-text-indent="false"/>
      <style:text-properties style:font-weight-complex="bold"/>
    </style:style>
    <style:style style:name="P19" style:family="paragraph" style:parent-style-name="Standard" style:master-page-name="Standard">
      <style:paragraph-properties style:page-number="auto"/>
      <style:text-properties fo:font-size="14pt" fo:font-weight="bold" style:font-size-asian="14pt" style:font-weight-asian="bold" style:font-size-complex="14pt"/>
    </style:style>
    <style:style style:name="P20" style:family="paragraph" style:parent-style-name="Header">
      <style:text-properties fo:font-size="9pt" fo:font-style="italic" style:font-size-asian="9pt" style:font-style-asian="italic" style:font-size-complex="9pt" style:font-style-complex="italic"/>
    </style:style>
    <style:style style:name="P21" style:family="paragraph" style:parent-style-name="Header">
      <style:paragraph-properties fo:margin-left="0in" fo:margin-right="0.25in" fo:text-indent="0in"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14pt" fo:font-weight="bold" style:font-size-asian="14pt" style:font-weight-asian="bold" style:font-size-complex="14pt"/>
    </style:style>
    <style:style style:name="T4" style:family="text">
      <style:text-properties style:font-weight-complex="bold"/>
    </style:style>
    <style:style style:name="T5" style:family="text">
      <style:text-properties style:font-name="Courier New" style:font-name-complex="Courier New"/>
    </style:style>
    <style:style style:name="T6" style:family="text">
      <style:text-properties style:font-name="Courier New" style:font-name-complex="Courier New" style:font-weight-complex="bold"/>
    </style:style>
    <style:style style:name="T7" style:family="text">
      <style:text-properties style:font-name="Courier New" fo:language="pt" fo:country="BR" style:font-name-complex="Courier New" style:font-weight-complex="bold"/>
    </style:style>
    <style:style style:name="T8" style:family="text">
      <style:text-properties style:font-name="Courier New" fo:font-size="10pt" style:font-size-asian="10pt" style:font-name-complex="Courier New" style:font-size-complex="10pt"/>
    </style:style>
    <style:style style:name="T9" style:family="text">
      <style:text-properties style:font-name="Courier New" fo:font-size="10pt" style:font-name-asian="Courier New" style:font-size-asian="10pt" style:font-name-complex="Courier New" style:font-size-complex="10pt"/>
    </style:style>
    <style:style style:name="T10" style:family="text">
      <style:text-properties fo:color="#000000" style:font-name="Courier New" style:font-name-complex="Courier New"/>
    </style:style>
    <style:style style:name="T11" style:family="text">
      <style:text-properties style:font-name="OfficinaSerif-Bold" fo:font-size="10pt" style:font-size-asian="10pt" style:font-name-complex="OfficinaSerif-Bold" style:font-size-complex="10pt"/>
    </style:style>
    <style:style style:name="T12" style:family="text">
      <style:text-properties style:font-name="OfficinaSerif-Bold" style:font-name-complex="OfficinaSerif-Bold" style:font-weight-complex="bold"/>
    </style:style>
    <style:style style:name="T13" style:family="text">
      <style:text-properties fo:language="pt" fo:country="BR" style:font-weight-complex="bold"/>
    </style:style>
    <style:style style:name="T14" style:family="text">
      <style:text-properties fo:font-size="9pt" fo:font-style="italic" style:font-size-asian="9pt" style:font-style-asian="italic" style:font-size-complex="9pt"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Answers to Review Questions</text:p>
      <text:p text:style-name="P2"/>
      <text:p text:style-name="Standard"><text:span text:style-name="T3">Chapter 2</text:span></text:p>
      <text:p text:style-name="P2"/>
      <text:p text:style-name="P1">Multiple Choice and True/False</text:p>
      <text:p text:style-name="Standard">1. c</text:p>
      <text:p text:style-name="Standard">2. b</text:p>
      <text:p text:style-name="Standard">3. a</text:p>
      <text:p text:style-name="Standard">4. b and c</text:p>
      <text:p text:style-name="Standard">5. a, c, and d</text:p>
      <text:p text:style-name="Standard">6. a</text:p>
      <text:p text:style-name="Standard">7. c</text:p>
      <text:p text:style-name="Standard">8. b</text:p>
      <text:p text:style-name="Standard">9. a</text:p>
      <text:p text:style-name="Standard">10. d</text:p>
      <text:p text:style-name="Standard">11. b</text:p>
      <text:p text:style-name="Standard">12. a</text:p>
      <text:p text:style-name="Standard">13. a</text:p>
      <text:p text:style-name="Standard">14. c</text:p>
      <text:p text:style-name="Standard">15. a</text:p>
      <text:p text:style-name="Standard">16. True</text:p>
      <text:p text:style-name="Standard">17. True</text:p>
      <text:p text:style-name="Standard">18. False</text:p>
      <text:p text:style-name="Standard">19. True</text:p>
      <text:p text:style-name="Standard">20. False</text:p>
      <text:p text:style-name="Standard">21. False</text:p>
      <text:p text:style-name="Standard"/>
      <text:p text:style-name="P1">Predict the Output</text:p>
      <text:p text:style-name="Standard">1.<text:tab/><text:span text:style-name="T5">0</text:span></text:p>
      <text:p text:style-name="P11">100</text:p>
      <text:p text:style-name="Standard">2.<text:tab/><text:span text:style-name="T5">8</text:span></text:p>
      <text:p text:style-name="P14">2</text:p>
      <text:p text:style-name="Standard">3. <text:tab/><text:span text:style-name="T10">I am the incrediblecomputing</text:span></text:p>
      <text:p text:style-name="P15">machine</text:p>
      <text:p text:style-name="P15">and I will</text:p>
      <text:p text:style-name="P15">amaze</text:p>
      <text:p text:style-name="P15">you.</text:p>
      <text:p text:style-name="Standard">4.<text:span text:style-name="T10"><text:tab/>Be careful</text:span></text:p>
      <text:p text:style-name="P15">This might/n be a trick question.</text:p>
      <text:p text:style-name="Standard">5. <text:tab/><text:span text:style-name="T5">23</text:span></text:p>
      <text:p text:style-name="P14">1</text:p>
      <text:p text:style-name="Standard"/>
      <text:p text:style-name="P5">Find the Error</text:p>
      <text:list xml:id="list3684865488" text:style-name="WW8Num1">
        <text:list-item>
          <text:p text:style-name="P7">The comment symbols in the first line are reversed. They should be <text:span text:style-name="T5">/*</text:span> and <text:span text:style-name="T5">*/</text:span>.</text:p>
        </text:list-item>
        <text:list-item>
          <text:p text:style-name="P7"><text:soft-page-break/>The word <text:span text:style-name="T5">class</text:span> is missing in the second line. It should read <text:span text:style-name="T5">public class MyProgram</text:span>.</text:p>
        </text:list-item>
        <text:list-item>
          <text:p text:style-name="P7">The <text:span text:style-name="T5">main</text:span> header should not be terminated with a semicolon.</text:p>
        </text:list-item>
        <text:list-item>
          <text:p text:style-name="P7">The fifth line should have a left brace, not a right brace.</text:p>
        </text:list-item>
        <text:list-item>
          <text:p text:style-name="P7">The first four lines inside the <text:span text:style-name="T5">main</text:span> method are missing their semicolons.</text:p>
        </text:list-item>
        <text:list-item>
          <text:p text:style-name="P7">The comment in the first line inside the <text:span text:style-name="T5">main</text:span> method should begin with forward slashes (<text:span text:style-name="T5">//</text:span>), not backward slashes.</text:p>
        </text:list-item>
        <text:list-item>
          <text:p text:style-name="P7">The last line inside the <text:span text:style-name="T5">main</text:span> method, a call to <text:span text:style-name="T5">println</text:span>, uses a string literal, but the literal is enclosed in single quotes. It should be enclosed in double quotes, like this: <text:span text:style-name="T5">"The value of c is"</text:span>.</text:p>
        </text:list-item>
        <text:list-item>
          <text:p text:style-name="P7">The last line inside the <text:span text:style-name="T5">main</text:span> method passes <text:span text:style-name="T5">C</text:span> to <text:span text:style-name="T5">println</text:span>, but it should pass <text:span text:style-name="T5">c</text:span> (lowercase).</text:p>
        </text:list-item>
        <text:list-item>
          <text:p text:style-name="P7">The class is missing its closing brace.</text:p>
        </text:list-item>
      </text:list>
      <text:p text:style-name="Standard"/>
      <text:p text:style-name="P1">Algorithm Workbench</text:p>
      <text:p text:style-name="Standard"><text:span text:style-name="T4">1.<text:tab/></text:span><text:span text:style-name="T6">double temp, weight, age;</text:span></text:p>
      <text:p text:style-name="Standard"><text:span text:style-name="T4">2.<text:tab/></text:span><text:span text:style-name="T6">int months = 2, days, years = 3;</text:span></text:p>
      <text:p text:style-name="P8">3.<text:tab/></text:p>
      <text:p text:style-name="Standard"><text:span text:style-name="T4"><text:tab/>a)<text:tab/></text:span><text:span text:style-name="T6">b = a + 2;</text:span></text:p>
      <text:p text:style-name="Standard"><text:span text:style-name="T4"><text:tab/></text:span><text:span text:style-name="T13">b)<text:tab/></text:span><text:span text:style-name="T7">a = b * 4;</text:span></text:p>
      <text:p text:style-name="Standard"><text:span text:style-name="T13"><text:tab/>c)<text:tab/></text:span><text:span text:style-name="T7">b = a / 3.14;</text:span></text:p>
      <text:p text:style-name="Standard"><text:span text:style-name="T13"><text:tab/>d)<text:tab/></text:span><text:span text:style-name="T7">a = b – 8;</text:span></text:p>
      <text:p text:style-name="Standard"><text:span text:style-name="T13"><text:tab/>e)<text:tab/></text:span><text:span text:style-name="T7">c = 'K';</text:span></text:p>
      <text:p text:style-name="Standard"><text:span text:style-name="T13"><text:tab/>f)<text:tab/></text:span><text:span text:style-name="T7">c = 66;</text:span></text:p>
      <text:p text:style-name="P10">4.</text:p>
      <text:p text:style-name="Standard"><text:span text:style-name="T13"><text:tab/>a)<text:tab/></text:span><text:span text:style-name="T7">12</text:span></text:p>
      <text:p text:style-name="Standard"><text:span text:style-name="T13"><text:tab/>b)<text:tab/></text:span><text:span text:style-name="T7">4</text:span></text:p>
      <text:p text:style-name="Standard"><text:span text:style-name="T13"><text:tab/>c)<text:tab/></text:span><text:span text:style-name="T7">4</text:span></text:p>
      <text:p text:style-name="Standard"><text:span text:style-name="T13"><text:tab/>d)<text:tab/></text:span><text:span text:style-name="T7">6</text:span></text:p>
      <text:p text:style-name="Standard"><text:span text:style-name="T13"><text:tab/>e)<text:tab/></text:span><text:span text:style-name="T7">1</text:span></text:p>
      <text:p text:style-name="P10">5.</text:p>
      <text:p text:style-name="Standard"><text:span text:style-name="T13"><text:tab/>a)<text:tab/></text:span><text:span text:style-name="T7">3.287E6</text:span></text:p>
      <text:p text:style-name="Standard"><text:span text:style-name="T13"><text:tab/>b)<text:tab/></text:span><text:span text:style-name="T7">-9.7865E12</text:span></text:p>
      <text:p text:style-name="Standard"><text:span text:style-name="T13"><text:tab/></text:span><text:span text:style-name="T4">c)<text:tab/></text:span><text:span text:style-name="T6">7.65491E-3</text:span></text:p>
      <text:p text:style-name="P8">6.</text:p>
      <text:p text:style-name="P12">System.out.print("Hearing in the distance\n\n\n");<text:line-break/>System.out.print("Two mandolins like creatures in the\n\n\n");<text:line-break/>System.out.print("dark\n\n\n");<text:line-break/>System.out.print("Creating the agony of ecstasy.\n\n\n");<text:line-break/>System.out.println(" - George Barker");</text:p>
      <text:p text:style-name="P8">7.</text:p>
      <text:p text:style-name="P3"><text:tab/>int speed, time, distance;</text:p>
      <text:p text:style-name="P3"><text:tab/>speed = 20;</text:p>
      <text:p text:style-name="P3"><text:tab/>time = 10;</text:p>
      <text:p text:style-name="P3"><text:tab/>distanct = speed * time;</text:p>
      <text:p text:style-name="P3"><text:soft-page-break/><text:tab/>System.out.println(distance);</text:p>
      <text:p text:style-name="P8">8.</text:p>
      <text:p text:style-name="P3"><text:tab/>double force, area, pressure;</text:p>
      <text:p text:style-name="P3"><text:tab/>force = 172.5;</text:p>
      <text:p text:style-name="P3"><text:tab/>area = 27.5;</text:p>
      <text:p text:style-name="P3"><text:tab/>pressure = area / force;</text:p>
      <text:p text:style-name="Standard"><text:span text:style-name="T4"><text:tab/></text:span><text:span text:style-name="T6">System.out.println(pressure);</text:span></text:p>
      <text:p text:style-name="P5"/>
      <text:p text:style-name="P6">9.</text:p>
      <text:p text:style-name="Standard"><text:span text:style-name="T9"><text:s text:c="6"/></text:span><text:span text:style-name="T8">double income;<text:line-break/> <text:s text:c="5"/>// Create a Scanner object for keyboard input.</text:span></text:p>
      <text:p text:style-name="P13"><text:span text:style-name="T8">Scanner keyboard = new Scanner(System.in);<text:line-break/> <text:s text:c="5"/>// Ask the user to enter his or her desired income<text:line-break/> <text:s text:c="5"/>System.out.print("Enter your desired annual income: ");<text:line-break/> <text:s text:c="5"/>income = keyboard.nextDouble();</text:span></text:p>
      <text:p text:style-name="P9">10.</text:p>
      <text:p text:style-name="Standard"><text:span text:style-name="T9"><text:s text:c="6"/></text:span><text:span text:style-name="T8">String str;</text:span></text:p>
      <text:p text:style-name="Standard"><text:span text:style-name="T9"><text:s text:c="6"/></text:span><text:span text:style-name="T8">double income;</text:span></text:p>
      <text:p text:style-name="Standard"><text:span text:style-name="T9"><text:s text:c="6"/></text:span><text:span text:style-name="T8">str = JOptionPane.showInputDialog("Enter your desired " +</text:span></text:p>
      <text:p text:style-name="Standard"><text:span text:style-name="T9"><text:s text:c="31"/></text:span><text:span text:style-name="T8">"annual income.");</text:span></text:p>
      <text:p text:style-name="Standard"><text:span text:style-name="T9"><text:s text:c="6"/></text:span><text:span text:style-name="T8">income = Double.parseDouble(str);<text:line-break/></text:span></text:p>
      <text:p text:style-name="P4"><text:span text:style-name="T4">11.<text:tab/></text:span><text:span text:style-name="T6">total = (float)number;</text:span></text:p>
      <text:p text:style-name="P9"/>
      <text:p text:style-name="P5">Short Answer</text:p>
      <text:p text:style-name="P8">1.<text:tab/>Multi-line style</text:p>
      <text:p text:style-name="P8">2.<text:tab/>Single line style</text:p>
      <text:p text:style-name="P16"><text:span text:style-name="T4">3.<text:tab/>A self-documenting program is written in such a way that you get an understanding of what the program is doing just by reading its code.</text:span></text:p>
      <text:p text:style-name="P16"><text:span text:style-name="T4">4.<text:tab/>Java is a case sensitive language, which means that it regards uppercase letters as being entirely different characters than their lowercase counterparts. This is important to know because some words in a Java program must be entirely in lowercase.</text:span></text:p>
      <text:p text:style-name="P16"><text:span text:style-name="T4">5.<text:tab/>The </text:span><text:span text:style-name="T6">print</text:span><text:span text:style-name="T4"> and </text:span><text:span text:style-name="T6">println</text:span><text:span text:style-name="T4"> methods are members of the </text:span><text:span text:style-name="T6">out</text:span><text:span text:style-name="T4"> object. The </text:span><text:span text:style-name="T6">out</text:span><text:span text:style-name="T4"> object is a member of the </text:span><text:span text:style-name="T6">System</text:span><text:span text:style-name="T4"> class. The </text:span><text:span text:style-name="T6">System</text:span><text:span text:style-name="T4"> class is part of the Java API.</text:span></text:p>
      <text:p text:style-name="P16"><text:span text:style-name="T4">6.<text:tab/>A variable declaration tells the compiler the variable’s name and the type of data it will hold.</text:span></text:p>
      <text:p text:style-name="P17"><text:span text:style-name="T4">7.<text:tab/></text:span>You should always choose names for your variables that give an indication of what they are used for. The rather nondescript name, <text:span text:style-name="T5">x</text:span>, gives no clue as to what the variable’s purpose is.</text:p>
      <text:p text:style-name="P16"><text:span text:style-name="T4">8.<text:tab/>It is important to select a data type that is appropriate for the type of data that your program will work with. Among the things to consider are the largest and smallest possible values that might be stored in the variable, and whether the values will be whole numbers or fractional numbers.</text:span></text:p>
      <text:p text:style-name="P18">9.<text:tab/>In both cases you are storing a value in a variable. An assignment statement can appear anywhere in a program. An initialization, however, is part of a variable declaration.</text:p>
      <text:p text:style-name="P16"><text:soft-page-break/><text:span text:style-name="T4">10.<text:tab/>Comments that start with </text:span><text:span text:style-name="T6">//</text:span><text:span text:style-name="T4"> are single-line style comments. Everything appearing after the </text:span><text:span text:style-name="T6">//</text:span><text:span text:style-name="T4"> characters, to the end of the line, is considered a comment. Comments that start with </text:span><text:span text:style-name="T6">/*</text:span><text:span text:style-name="T4"> are multi-line style comments. Everything between these characters and the next set of </text:span><text:span text:style-name="T6">*/</text:span><text:span text:style-name="T4"> characters is considered a comment. The comment can span multiple lines.</text:span></text:p>
      <text:p text:style-name="P16"><text:span text:style-name="T4">11.<text:tab/>Programming style refers the way a programmer uses spaces, indentations, blank lines, and punctuation characters to visually arrange a program’s source code. An inconsistent programming style can create confusion for a person reading the code.</text:span></text:p>
      <text:p text:style-name="P16"><text:span text:style-name="T4">12.<text:tab/>One reason is that the name </text:span><text:span text:style-name="T6">PI</text:span><text:span text:style-name="T4"> is more meaningful to a human reader than the number 3.14. Another reason is that any time the value that the constant represents needs to be changed, we merely have to change the constant's initialization value. We do not have to search through the program for each statement that uses the value.</text:span></text:p>
      <text:p text:style-name="P16"><text:span text:style-name="T4">13.<text:tab/></text:span><text:span text:style-name="T6">javadoc SalesAverage.java</text:span></text:p>
      <text:p text:style-name="Standard"><text:span text:style-name="T4">14.<text:tab/>The result will be an </text:span><text:span text:style-name="T6">int</text:span><text:span text:style-name="T4">.</text:span></text:p>
      <text:p text:style-name="P8"/>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OfficinaSerif-Bold" svg:font-family="OfficinaSerif-Bold" style:font-family-generic="roma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Header_20_Char" style:display-name="Header Char" style:family="text" style:parent-style-name="Default_20_Paragraph_20_Font">
      <style:text-properties fo:font-size="12pt" fo:language="en" fo:country="US" style:font-size-asian="12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font-size="9pt" fo:font-style="italic" style:font-size-asian="9pt" style:font-style-asian="italic" style:font-size-complex="9pt" style:font-style-complex="italic"/>
    </style:style>
    <style:style style:name="MP2" style:family="paragraph" style:parent-style-name="Header">
      <style:paragraph-properties fo:margin-left="0in" fo:margin-right="0.25in" fo:text-indent="0in" style:auto-text-indent="false"/>
    </style:style>
    <style:page-layout style:name="Mpm1">
      <style:page-layout-properties fo:page-width="8.5in" fo:page-height="11in" style:num-format="1" style:print-orientation="portrait" fo:margin-top="0.5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page-layout>
  </office:automatic-styles>
  <office:master-styles>
    <style:master-page style:name="Standard" style:page-layout-name="Mpm1">
      <style:header>
        <text:p text:style-name="MP1"/>
        <text:p text:style-name="MP2"><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tarting Out with Java – Alternate Edition</dc:title>
    <meta:initial-creator>Tony Gaddis</meta:initial-creator>
    <meta:creation-date>2011-04-08T13:34:00</meta:creation-date>
    <dc:date>2018-01-16T19:36:43.182000000</dc:date>
    <meta:editing-cycles>3</meta:editing-cycles>
    <meta:editing-duration>PT5M59S</meta:editing-duration>
    <meta:document-statistic meta:table-count="0" meta:image-count="0" meta:object-count="0" meta:page-count="4" meta:paragraph-count="108" meta:word-count="826" meta:character-count="4689" meta:non-whitespace-character-count="3864"/>
    <meta:generator>LibreOffice/5.4.4.2$Windows_X86_64 LibreOffice_project/2524958677847fb3bb44820e40380acbe820f960</meta:generator>
  </office:meta>
</office:document-meta>
</file>